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f756" officeooo:paragraph-rsid="000df756"/>
    </style:style>
    <style:style style:name="P2" style:family="paragraph" style:parent-style-name="Text_20_body">
      <style:text-properties officeooo:rsid="00097ab4" officeooo:paragraph-rsid="00097ab4"/>
    </style:style>
    <style:style style:name="P3" style:family="paragraph" style:parent-style-name="Text_20_body">
      <style:text-properties officeooo:paragraph-rsid="00097ab4"/>
    </style:style>
    <style:style style:name="P4" style:family="paragraph" style:parent-style-name="Text_20_body">
      <style:text-properties officeooo:paragraph-rsid="000bb077"/>
    </style:style>
    <style:style style:name="P5" style:family="paragraph" style:parent-style-name="Text_20_body">
      <style:text-properties officeooo:rsid="000df756" officeooo:paragraph-rsid="000df756"/>
    </style:style>
    <style:style style:name="P6" style:family="paragraph" style:parent-style-name="Text_20_body">
      <style:text-properties officeooo:rsid="000e1866" officeooo:paragraph-rsid="000e1866"/>
    </style:style>
    <style:style style:name="P7" style:family="paragraph" style:parent-style-name="Heading_20_1">
      <style:text-properties officeooo:rsid="00097ab4" officeooo:paragraph-rsid="00097ab4"/>
    </style:style>
    <style:style style:name="P8" style:family="paragraph" style:parent-style-name="Heading_20_1" style:list-style-name="">
      <style:text-properties officeooo:rsid="00097ab4" officeooo:paragraph-rsid="00097ab4"/>
    </style:style>
    <style:style style:name="P9" style:family="paragraph" style:parent-style-name="Heading_20_1">
      <style:text-properties officeooo:paragraph-rsid="00097ab4"/>
    </style:style>
    <style:style style:name="P10" style:family="paragraph" style:parent-style-name="Heading_20_1">
      <style:text-properties officeooo:rsid="000bb077" officeooo:paragraph-rsid="000bb077"/>
    </style:style>
    <style:style style:name="P11" style:family="paragraph" style:parent-style-name="Heading_20_1">
      <style:paragraph-properties fo:break-before="page"/>
      <style:text-properties officeooo:paragraph-rsid="00097ab4"/>
    </style:style>
    <style:style style:name="P12" style:family="paragraph" style:parent-style-name="Title">
      <style:text-properties officeooo:rsid="00097ab4" officeooo:paragraph-rsid="00097ab4"/>
    </style:style>
    <style:style style:name="T1" style:family="text">
      <style:text-properties officeooo:rsid="000d89c5"/>
    </style:style>
    <style:style style:name="T2" style:family="text">
      <style:text-properties officeooo:rsid="000e1866"/>
    </style:style>
    <style:style style:name="T3" style:family="text">
      <style:text-properties officeooo:rsid="000f7b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>Zen l’initié : Cahier des charges</text:p>
      <text:p text:style-name="P2"/>
      <text:h text:style-name="P8" text:outline-level="1"/>
      <text:h text:style-name="P11" text:outline-level="1"><text:span text:style-name="T1">1) Contexte du projet:</text:span></text:h>
      <text:p text:style-name="P5">Le développement du jeu « Zen l’initié » se place dans le cadre du projet de fin de première année d’IUT informatique de Vannes.</text:p>
      <text:p text:style-name="P5">Le client, Mr.Lefèvre, Enseignant <text:span text:style-name="T2">C</text:span>hercheur de l’IUT est nostalgique <text:s/>d’un jeu <text:s/>en bois, et aimerais le voir adapté en version numérique.</text:p>
      <text:p text:style-name="P6">Ce document <text:span text:style-name="T3">a </text:span>pour but de présenter les fonctionnalité<text:span text:style-name="T3">s</text:span> du logiciel, son interface, ainsi que les modalités de test et différent<text:span text:style-name="T3">s</text:span> visuel<text:span text:style-name="T3">s </text:span>expliquant l’organisation, des tâches notamment, afin d’organiser efficacement la création du jeu <text:span text:style-name="T3">et ses différentes étapes.</text:span></text:p>
      <text:p text:style-name="P6">Le jeu est vainqueur de plusieurs prix dès <text:s/>sa sortie en 1997.</text:p>
      <text:h text:style-name="P7" text:outline-level="1"><text:span text:style-name="T1">2) </text:span>Fonctionnalités de base :</text:h>
      <text:p text:style-name="P3"/>
      <text:h text:style-name="P9" text:outline-level="1"><text:span text:style-name="T1">3) Évolutions éventuelles (fonctionnalités avancées) :</text:span></text:h>
      <text:p text:style-name="P3"/>
      <text:h text:style-name="P9" text:outline-level="1"><text:span text:style-name="T1">4) Description des interfaces et interactions utilisateurs :</text:span></text:h>
      <text:p text:style-name="P3"/>
      <text:h text:style-name="P7" text:outline-level="1"><text:span text:style-name="T1">5) </text:span>Plans de test :</text:h>
      <text:p text:style-name="P3"/>
      <text:h text:style-name="P10" text:outline-level="1"><text:span text:style-name="T1">6) </text:span>Contenu des livrables :</text:h>
      <text:p text:style-name="P4"/>
      <text:h text:style-name="P10" text:outline-level="1"><text:span text:style-name="T1">7) </text:span>Diagramme de Gantt :</text:h>
      <text:p text:style-name="P4"/>
      <text:h text:style-name="P10" text:outline-level="1"><text:span text:style-name="T1">8) </text:span>Diagramme MPM :</text:h>
      <text:p text:style-name="P4"/>
      <text:h text:style-name="P10" text:outline-level="1"><text:span text:style-name="T1">9) </text:span>Estimation du coup du projet 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0:11:02.140881527</meta:creation-date>
    <meta:generator>LibreOffice/6.0.7.3$Linux_X86_64 LibreOffice_project/00m0$Build-3</meta:generator>
    <dc:date>2020-03-20T20:32:14.431203262</dc:date>
    <meta:editing-duration>PT21M8S</meta:editing-duration>
    <meta:editing-cycles>11</meta:editing-cycles>
    <meta:document-statistic meta:table-count="0" meta:image-count="0" meta:object-count="0" meta:page-count="2" meta:paragraph-count="14" meta:word-count="150" meta:character-count="904" meta:non-whitespace-character-count="765"/>
  </office:meta>
</office:document-meta>
</file>